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425cm" fo:min-width="2.88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75cm" fo:min-width="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9cm" fo:min-width="0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425cm" fo:min-width="2.887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874cm" fo:min-width="2.8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3.38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3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4cm" fo:min-width="0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88cm" svg:height="2.675cm" svg:x="2cm" svg:y="8.779cm">
          <text:p text:style-name="P1">Restaurant</text:p>
          <text:p text:style-name="P1">staff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388cm" svg:height="2.675cm" svg:x="10.333cm" svg:y="8.7cm">
          <text:p text:style-name="P1">Customer</text:p>
          <draw:enhanced-geometry svg:viewBox="0 0 21600 21600" draw:type="rectangle" draw:enhanced-path="M 0 0 L 21600 0 21600 21600 0 21600 0 0 Z N"/>
        </draw:custom-shape>
        <draw:frame draw:style-name="gr2" draw:layer="layout" svg:width="1.746cm" svg:height="1.673cm" svg:x="5.554cm" svg:y="9.251cm">
          <draw:text-box>
            <text:p>1..* </text:p>
          </draw:text-box>
        </draw:frame>
        <draw:frame draw:style-name="gr3" draw:layer="layout" svg:width="1.455cm" svg:height="0.962cm" svg:x="8.345cm" svg:y="9.138cm">
          <draw:text-box>
            <text:p>1..*</text:p>
          </draw:text-box>
        </draw:frame>
        <draw:line draw:style-name="gr4" draw:text-style-name="P1" draw:layer="layout" svg:x1="5.387cm" svg:y1="10.431cm" svg:x2="10.333cm" svg:y2="10.431cm">
          <text:p/>
        </draw:line>
        <draw:line draw:style-name="gr4" draw:text-style-name="P1" draw:layer="layout" svg:x1="12.095cm" svg:y1="11.532cm" svg:x2="12.095cm" svg:y2="17.748cm">
          <text:p/>
        </draw:line>
        <draw:custom-shape draw:style-name="gr5" draw:text-style-name="P1" draw:layer="layout" svg:width="3.5cm" svg:height="2cm" svg:x="10.517cm" svg:y="24.1cm">
          <text:p text:style-name="P1">Menu item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3.889cm" svg:height="1.199cm" svg:x="12.1cm" svg:y="14.6cm">
          <draw:text-box>
            <text:p text:style-name="P2"><text:span text:style-name="T1">Orders from</text:span></text:p>
            <text:p text:style-name="P2"><text:span text:style-name="T1">a menu</text:span></text:p>
          </draw:text-box>
        </draw:frame>
        <draw:frame draw:style-name="gr7" draw:layer="layout" svg:width="0.542cm" svg:height="0.962cm" svg:x="13.179cm" svg:y="11.405cm">
          <draw:text-box>
            <text:p>1</text:p>
          </draw:text-box>
        </draw:frame>
        <draw:frame draw:style-name="gr8" draw:layer="layout" svg:width="2.189cm" svg:height="1.439cm" svg:x="12.811cm" svg:y="16.3cm">
          <draw:text-box>
            <text:p>1</text:p>
          </draw:text-box>
        </draw:frame>
        <draw:custom-shape draw:style-name="gr9" draw:text-style-name="P1" draw:layer="layout" svg:width="3.387cm" svg:height="2.675cm" svg:x="2.136cm" svg:y="17.591cm">
          <text:p text:style-name="P1">Invoic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388cm" svg:height="2.124cm" svg:x="10.333cm" svg:y="17.748cm">
          <text:p text:style-name="P1">Menu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726cm" svg:y1="18.85cm" svg:x2="10.13cm" svg:y2="18.85cm">
          <text:p/>
        </draw:line>
        <draw:frame draw:style-name="gr11" draw:layer="layout" svg:width="0.986cm" svg:height="0.962cm" svg:x="9.415cm" svg:y="17.935cm">
          <draw:text-box>
            <text:p>1</text:p>
          </draw:text-box>
        </draw:frame>
        <draw:frame draw:style-name="gr7" draw:layer="layout" svg:width="0.713cm" svg:height="0.962cm" svg:x="5.659cm" svg:y="18.014cm">
          <draw:text-box>
            <text:p>1</text:p>
          </draw:text-box>
        </draw:frame>
        <draw:frame draw:style-name="gr12" draw:text-style-name="P2" draw:layer="layout" svg:width="3.889cm" svg:height="1.573cm" svg:x="5.811cm" svg:y="19.127cm">
          <draw:text-box>
            <text:p text:style-name="P2"><text:span text:style-name="T1">Invoice gets item</text:span></text:p>
            <text:p text:style-name="P2"><text:span text:style-name="T1">details from menu</text:span></text:p>
          </draw:text-box>
        </draw:frame>
        <draw:line draw:style-name="gr13" draw:text-style-name="P1" draw:layer="layout" svg:x1="12.1cm" svg:y1="24cm" svg:x2="12.077cm" svg:y2="19.9cm">
          <text:p/>
        </draw:line>
        <draw:line draw:style-name="gr4" draw:text-style-name="P1" draw:layer="layout" svg:x1="3.49cm" svg:y1="11.375cm" svg:x2="3.49cm" svg:y2="17.512cm">
          <text:p/>
        </draw:line>
        <draw:frame draw:style-name="gr14" draw:layer="layout" svg:width="0.853cm" svg:height="0.962cm" svg:x="3.694cm" svg:y="11.847cm">
          <draw:text-box>
            <text:p>1</text:p>
          </draw:text-box>
        </draw:frame>
        <draw:frame draw:style-name="gr7" draw:layer="layout" svg:width="1.559cm" svg:height="0.962cm" svg:x="3.558cm" svg:y="16.493cm">
          <draw:text-box>
            <text:p>1..*</text:p>
          </draw:text-box>
        </draw:frame>
        <draw:frame draw:style-name="gr15" draw:text-style-name="P3" draw:layer="layout" svg:width="3.8cm" svg:height="1.2cm" svg:x="3.5cm" svg:y="13.9cm">
          <draw:text-box>
            <text:p text:style-name="P3"><text:span text:style-name="T2">Staff can create </text:span></text:p>
            <text:p text:style-name="P3"><text:span text:style-name="T2">many invoices</text:span></text:p>
          </draw:text-box>
        </draw:frame>
        <draw:frame draw:style-name="gr16" draw:layer="layout" svg:width="1.883cm" svg:height="1.084cm" svg:x="12.417cm" svg:y="22.8cm">
          <draw:text-box>
            <text:p>1..*</text:p>
          </draw:text-box>
        </draw:frame>
        <draw:custom-shape draw:style-name="gr1" draw:text-style-name="P1" xml:id="id1" draw:id="id1" draw:layer="layout" svg:width="3.388cm" svg:height="2.675cm" svg:x="10.313cm" svg:y="1.9cm">
          <text:p text:style-name="P1">Table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12.007cm" svg:y1="4.575cm" svg:x2="12.027cm" svg:y2="8.7cm" draw:start-shape="id1" draw:start-glue-point="2" draw:end-shape="id2" draw:end-glue-point="0" svg:d="M12007 4575v2062h20v2063" svg:viewBox="0 0 21 4126">
          <text:p/>
        </draw:connector>
        <draw:frame draw:style-name="gr7" draw:layer="layout" svg:width="0.542cm" svg:height="0.962cm" svg:x="13.659cm" svg:y="4.5cm">
          <draw:text-box>
            <text:p>1</text:p>
          </draw:text-box>
        </draw:frame>
        <draw:frame draw:style-name="gr3" draw:layer="layout" svg:width="1.455cm" svg:height="0.962cm" svg:x="12.645cm" svg:y="7.7cm">
          <draw:text-box>
            <text:p>1..*</text:p>
          </draw:text-box>
        </draw:frame>
        <draw:frame draw:style-name="gr18" draw:text-style-name="P2" draw:layer="layout" svg:width="4.799cm" svg:height="1.199cm" svg:x="12.601cm" svg:y="6.4cm">
          <draw:text-box>
            <text:p><text:span text:style-name="T1">A table can have many</text:span></text:p>
            <text:p><text:span text:style-name="T1">customers</text:span></text:p>
          </draw:text-box>
        </draw:frame>
        <draw:frame draw:style-name="gr18" draw:text-style-name="P2" draw:layer="layout" svg:width="3.859cm" svg:height="1.199cm" svg:x="12.6cm" svg:y="21.3cm">
          <draw:text-box>
            <text:p><text:span text:style-name="T1">A menu has</text:span></text:p>
            <text:p><text:span text:style-name="T1">many menu items</text:span></text:p>
          </draw:text-box>
        </draw:frame>
        <draw:frame draw:style-name="gr7" draw:text-style-name="P2" draw:layer="layout" svg:width="4.3cm" svg:height="3.095cm" svg:x="5.8cm" svg:y="6.205cm">
          <draw:text-box>
            <text:p text:style-name="P2"><text:span text:style-name="T1">A staff member can serve many customers, a customer can be served by many staff memb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9:32:31.977000000</meta:creation-date>
    <dc:date>2014-11-30T15:54:17.015000000</dc:date>
    <meta:editing-duration>PT2H33M15S</meta:editing-duration>
    <meta:editing-cycles>7</meta:editing-cycles>
    <meta:generator>LibreOffice/4.3.2.2$Windows_x86 LibreOffice_project/edfb5295ba211bd31ad47d0bad0118690f76407d</meta:generator>
    <meta:document-statistic meta:object-count="29"/>
  </office:meta>
</office:document-meta>
</file>